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Gestion de projet</text:p>
      <text:p text:style-name="Standard"/>
      <text:p text:style-name="Standard">En tant qu'utilisateur, je veux avoir accès à une person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dric yoyotte</meta:initial-creator>
    <meta:creation-date>2015-11-11T11:44:16.50</meta:creation-date>
    <dc:date>2015-11-11T12:26:29.50</dc:date>
    <dc:creator>cedric yoyotte</dc:creator>
    <meta:editing-duration>PT27M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13" meta:character-count="80"/>
  </office:meta>
</office:document-meta>
</file>